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33.46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96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12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5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Part Number</text:p>
          </table:table-cell>
          <table:table-cell table:style-name="ce4" office:value-type="string" calcext:value-type="string">
            <text:p>Unit 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ended Price</text:p>
          </table:table-cell>
          <table:table-cell table:style-name="ce1" office:value-type="string" calcext:value-type="string">
            <text:p>Total Price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Connector Housing</text:p>
          </table:table-cell>
          <table:table-cell table:style-name="ce2" office:value-type="string" calcext:value-type="string">
            <text:p>Housing</text:p>
          </table:table-cell>
          <table:table-cell table:style-name="ce2" office:value-type="string" calcext:value-type="string">
            <text:p>Machined from aluminium or stainless steel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5" table:formula="of:=[.H2]*[.I2]" office:value-type="currency" office:currency="CAD" office:value="0" calcext:value-type="currency">
            <text:p>$0.00</text:p>
          </table:table-cell>
          <table:table-cell table:style-name="ce5" table:formula="of:=SUM([.J2:.J42])" office:value-type="currency" office:currency="CAD" office:value="34.1036" calcext:value-type="currency">
            <text:p>$34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tch Pin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5" table:formula="of:=[.H3]*[.I3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Release Pin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Machined from hardened steel</text:p>
          </table:table-cell>
          <table:table-cell office:value-type="string" calcext:value-type="string">
            <text:p>Entropic Enginee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5" table:formula="of:=[.H4]*[.I4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Silicone Interface</text:p>
          </table:table-cell>
          <table:table-cell table:style-name="ce2" office:value-type="string" calcext:value-type="string">
            <text:p>Interfacing connector housing to silicone</text:p>
          </table:table-cell>
          <table:table-cell table:style-name="ce2" office:value-type="string" calcext:value-type="string">
            <text:p>Machined or 3D print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table:formula="of:=[.H5]*[.I5]" office:value-type="currency" office:currency="CAD" office:value="0" calcext:value-type="currency">
            <text:p>$0.00</text:p>
          </table:table-cell>
          <table:table-cell table:style-name="ce5"/>
          <table:table-cell table:number-columns-repeated="1013"/>
        </table:table-row>
        <table:table-row table:style-name="ro3">
          <table:table-cell table:style-name="ce2" office:value-type="string" calcext:value-type="string">
            <text:p>Electrical Connector</text:p>
          </table:table-cell>
          <table:table-cell table:style-name="ce2" office:value-type="string" calcext:value-type="string">
            <text:p>Power and data</text:p>
          </table:table-cell>
          <table:table-cell table:style-name="ce2" office:value-type="string" calcext:value-type="string">
            <text:p>Non-gendered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9217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3388-ND</text:p>
          </table:table-cell>
          <table:table-cell office:value-type="currency" office:currency="CAD" office:value="7.44" calcext:value-type="currency">
            <text:p>$7.44</text:p>
          </table:table-cell>
          <table:table-cell office:value-type="float" office:value="2" calcext:value-type="float">
            <text:p>2</text:p>
          </table:table-cell>
          <table:table-cell table:style-name="ce5" table:formula="of:=[.H6]*[.I6]" office:value-type="currency" office:currency="CAD" office:value="14.88" calcext:value-type="currency">
            <text:p>$14.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ectrical Connector Insert</text:p>
          </table:table-cell>
          <table:table-cell table:style-name="ce2" office:value-type="string" calcext:value-type="string">
            <text:p>Power and data</text:p>
          </table:table-cell>
          <table:table-cell table:style-name="ce2" office:value-type="string" calcext:value-type="string">
            <text:p>Different colours available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3-173977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-173977-1-ND</text:p>
          </table:table-cell>
          <table:table-cell office:value-type="currency" office:currency="CAD" office:value="0.57" calcext:value-type="currency">
            <text:p>$0.57</text:p>
          </table:table-cell>
          <table:table-cell office:value-type="float" office:value="4" calcext:value-type="float">
            <text:p>4</text:p>
          </table:table-cell>
          <table:table-cell table:style-name="ce5" table:formula="of:=[.H7]*[.I7]" office:value-type="currency" office:currency="CAD" office:value="2.28" calcext:value-type="currency">
            <text:p>$2.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uid Tubing Connector</text:p>
          </table:table-cell>
          <table:table-cell table:style-name="ce2" office:value-type="string" calcext:value-type="string">
            <text:p>Fluids</text:p>
          </table:table-cell>
          <table:table-cell table:style-name="ce2" office:value-type="string" calcext:value-type="string">
            <text:p>Different hose sizes available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00 56 00 99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Parker-3100-56-00-99-pk10/dp/B075FCFP3G" xlink:type="simple">https://www.amazon.com/Parker-3100-56-00-99-pk10/dp/B075FCFP3G</text:a></text:p>
          </table:table-cell>
          <table:table-cell office:value-type="currency" office:currency="CAD" office:value="1.02" calcext:value-type="currency">
            <text:p>$1.02</text:p>
          </table:table-cell>
          <table:table-cell office:value-type="float" office:value="8" calcext:value-type="float">
            <text:p>8</text:p>
          </table:table-cell>
          <table:table-cell table:style-name="ce5" table:formula="of:=[.H8]*[.I8]" office:value-type="currency" office:currency="CAD" office:value="8.16" calcext:value-type="currency">
            <text:p>$8.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011 O-Ring</text:p>
          </table:table-cell>
          <table:table-cell table:style-name="ce2" office:value-type="string" calcext:value-type="string">
            <text:p>Fluids</text:p>
          </table:table-cell>
          <table:table-cell table:style-name="ce2" office:value-type="string" calcext:value-type="string">
            <text:p>Buna-N (Nitrile)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52K19</text:p>
          </table:table-cell>
          <table:table-cell office:value-type="currency" office:currency="CAD" office:value="0.0355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style-name="ce5" table:formula="of:=[.H9]*[.I9]" office:value-type="currency" office:currency="CAD" office:value="0.142" calcext:value-type="currency">
            <text:p>$0.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8 Schrader Valve Core</text:p>
          </table:table-cell>
          <table:table-cell table:style-name="ce2" office:value-type="string" calcext:value-type="string">
            <text:p>Fluids</text:p>
          </table:table-cell>
          <table:table-cell table:style-name="ce2"/>
          <table:table-cell office:value-type="string" calcext:value-type="string">
            <text:p>Schrader</text:p>
          </table:table-cell>
          <table:table-cell office:value-type="float" office:value="8081100047" calcext:value-type="float">
            <text:p>8081100047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<text:a xlink:href="https://www.amazon.com/Jili-Online-Piece-Conditioning-Schrader/dp/B071S22LJ3" xlink:type="simple">https://www.amazon.com/Jili-Online-Piece-Conditioning-Schrader/dp/B071S22LJ3</text:a></text:p>
          </table:table-cell>
          <table:table-cell office:value-type="currency" office:currency="CAD" office:value="0.899" calcext:value-type="currency">
            <text:p>$0.90</text:p>
          </table:table-cell>
          <table:table-cell office:value-type="float" office:value="8" calcext:value-type="float">
            <text:p>8</text:p>
          </table:table-cell>
          <table:table-cell table:style-name="ce5" table:formula="of:=[.H10]*[.I10]" office:value-type="currency" office:currency="CAD" office:value="7.192" calcext:value-type="currency">
            <text:p>$7.1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Latch</text:p>
          </table:table-cell>
          <table:table-cell table:style-name="ce2"/>
          <table:table-cell table:number-columns-repeated="6"/>
          <table:table-cell table:style-name="ce5" table:formula="of:=[.H11]*[.I1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 * 40mm Socket head cap screw</text:p>
          </table:table-cell>
          <table:table-cell table:style-name="ce2" office:value-type="string" calcext:value-type="string">
            <text:p>Silicone interface</text:p>
          </table:table-cell>
          <table:table-cell table:style-name="ce2" office:value-type="string" calcext:value-type="string">
            <text:p>18-8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1292A024</text:p>
          </table:table-cell>
          <table:table-cell office:value-type="currency" office:currency="CAD" office:value="0.1196" calcext:value-type="currency">
            <text:p>$0.12</text:p>
          </table:table-cell>
          <table:table-cell office:value-type="float" office:value="8" calcext:value-type="float">
            <text:p>8</text:p>
          </table:table-cell>
          <table:table-cell table:style-name="ce5" table:formula="of:=[.H12]*[.I12]" office:value-type="currency" office:currency="CAD" office:value="0.9568" calcext:value-type="currency">
            <text:p>$0.9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M3 Nut</text:p>
          </table:table-cell>
          <table:table-cell table:style-name="ce2" office:value-type="string" calcext:value-type="string">
            <text:p>Silicone interface</text:p>
          </table:table-cell>
          <table:table-cell table:style-name="ce2" office:value-type="string" calcext:value-type="string">
            <text:p>316 Stainless Steel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4150A325</text:p>
          </table:table-cell>
          <table:table-cell office:value-type="currency" office:currency="CAD" office:value="0.0616" calcext:value-type="currency">
            <text:p>$0.06</text:p>
          </table:table-cell>
          <table:table-cell office:value-type="float" office:value="8" calcext:value-type="float">
            <text:p>8</text:p>
          </table:table-cell>
          <table:table-cell table:style-name="ce5" table:formula="of:=[.H13]*[.I13]" office:value-type="currency" office:currency="CAD" office:value="0.4928" calcext:value-type="currency">
            <text:p>$0.49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4]*[.I14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5]*[.I15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6]*[.I16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7]*[.I17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8]*[.I18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19]*[.I19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0]*[.I20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1]*[.I21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 table:formula="of:=[.H22]*[.I22]" office:value-type="currency" office:currency="CAD" office:value="0" calcext:value-type="currency">
            <text:p>$0.00</text:p>
          </table:table-cell>
          <table:table-cell table:number-columns-repeated="1014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00-00-00</text:date>, <text:time style:data-style-name="N2" text:time-value="16:35:04.990576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2T16:45:51.977365847</meta:creation-date>
    <dc:date>2018-06-13T16:41:15.438075375</dc:date>
    <dc:creator>Rachel </dc:creator>
    <meta:editing-duration>PT1H24M35S</meta:editing-duration>
    <meta:editing-cycles>6</meta:editing-cycles>
    <meta:generator>LibreOffice/5.1.6.2$Linux_X86_64 LibreOffice_project/10m0$Build-2</meta:generator>
    <meta:document-statistic meta:table-count="1" meta:cell-count="110" meta:object-count="0"/>
  </office:meta>
</office:document-meta>
</file>